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T2" style:parent-style-name="selectable" style:family="text">
      <style:text-properties fo:font-style="italic" style:font-style-asian="italic" style:font-style-complex="italic"/>
    </style:style>
    <style:style style:name="T3" style:parent-style-name="selectable" style:family="text">
      <style:text-properties fo:font-style="italic" style:font-style-asian="italic" style:font-style-complex="italic"/>
    </style:style>
    <style:style style:name="T4" style:parent-style-name="selectable" style:family="text">
      <style:text-properties fo:font-style="italic" style:font-style-asian="italic" style:font-style-complex="italic"/>
    </style:style>
    <style:style style:name="T5" style:parent-style-name="selectable" style:family="text">
      <style:text-properties fo:font-style="italic" style:font-style-asian="italic" style:font-style-complex="italic"/>
    </style:style>
    <style:style style:name="T6" style:parent-style-name="selectable" style:family="text">
      <style:text-properties fo:font-style="italic" style:font-style-asian="italic" style:font-style-complex="italic"/>
    </style:style>
    <style:style style:name="T7" style:parent-style-name="selectable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References</text:p>
      <text:p text:style-name="Normal"><text:span text:style-name="selectable">Vane, M. (n.d.).<text:s/></text:span><text:span text:style-name="T2">Blue Revolver is a Love Letter to Classic Bullet Hell Games</text:span><text:span text:style-name="selectable">. [online] Playniceplaynow. Available at: https://playniceplaynow.files.wordpress.com/2016/10/0020.png?w=314&amp;h=644 [Accessed 8 Oct. 2017].</text:span></text:p>
      <text:p text:style-name="Normal"><text:span text:style-name="selectable">Cosmic! (2000).<text:s/></text:span><text:span text:style-name="T3">Mars Matrix</text:span><text:span text:style-name="selectable">. [online] Gamefaqs. Available at: https://gamefaqs.akamaized.net/screens/c/4/d/gfs_31596_2_14.jpg [Accessed 8 Oct. 2017].</text:span></text:p>
      <text:p text:style-name="Normal"><text:span text:style-name="selectable">richardschupp (2010).<text:s/></text:span><text:span text:style-name="T4">The Zen of the SHMUP: Philosophy of Design</text:span><text:span text:style-name="selectable">. [online] Richardschupp. Available at: https://richardschupp.files.wordpress.com/2010/10/ddonpach_c.png?w=470 [Accessed 8 Oct. 2017].</text:span></text:p>
      <text:p text:style-name="Normal"><text:span text:style-name="selectable">Little, J. (n.d.).<text:s/></text:span><text:span text:style-name="T5">Game Review: Nier: Automata</text:span><text:span text:style-name="selectable">. [online] PushStartPlay. Available at: http://www.push-start.co.uk/wp-content/uploads/2017/04/3-768x432.jpg [Accessed 8 Oct. 2017].</text:span></text:p>
      <text:p text:style-name="Normal"><text:span text:style-name="selectable">Makedonski, B. (2014).<text:s/></text:span><text:span text:style-name="T6">Astebreed is a bullet hell shooter where you fight aliens as a janitor</text:span><text:span text:style-name="selectable">. [online] Destructoid. Available at: https://www.destructoid.com/ul/273191-astebreed-is-a-bullet-hell-shooter-where-you-fight-aliens-as-a-janitor/Astebreed1-620x.jpg [Accessed 8 Oct. 2017].</text:span></text:p>
      <text:p text:style-name="Normal"><text:span text:style-name="selectable">Ricedigital.co.uk. (2017). [online] Available at: http://www.ricedigital.co.uk/wp-content/uploads/2014/12/second_screen.jpg [Accessed 8 Oct. 2017].</text:span></text:p>
      <text:p text:style-name="Normal"><text:span text:style-name="selectable">O'Neill, A. (2012).<text:s/></text:span><text:span text:style-name="T7">Sine Mora</text:span><text:span text:style-name="selectable">. [online] Irrationalpassions.com. Available at: http://irrationalpassions.com/wp-content/uploads/2012/04/Sine_Mora.jpg [Accessed 8 Oct. 2017]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electable" style:display-name="selectabl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enis</meta:initial-creator>
    <dc:creator>Xenis</dc:creator>
    <meta:creation-date>2017-10-08T23:36:00Z</meta:creation-date>
    <dc:date>2017-10-08T23:51:00Z</dc:date>
    <meta:template xlink:href="Normal.dotm" xlink:type="simple"/>
    <meta:editing-cycles>2</meta:editing-cycles>
    <meta:editing-duration>PT900S</meta:editing-duration>
    <meta:document-statistic meta:page-count="1" meta:paragraph-count="2" meta:word-count="202" meta:character-count="1357" meta:row-count="9" meta:non-whitespace-character-count="1157"/>
  </office:meta>
</office:document-meta>
</file>